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2e69" officeooo:paragraph-rsid="001c2e69"/>
    </style:style>
    <style:style style:name="P2" style:family="paragraph" style:parent-style-name="Standard">
      <style:paragraph-properties fo:text-align="center" style:justify-single-word="false"/>
      <style:text-properties officeooo:rsid="001c2e69" officeooo:paragraph-rsid="001c2e69"/>
    </style:style>
    <style:style style:name="P3" style:family="paragraph" style:parent-style-name="Standard">
      <style:text-properties officeooo:rsid="001cb080" officeooo:paragraph-rsid="001cb080"/>
    </style:style>
    <style:style style:name="P4" style:family="paragraph" style:parent-style-name="Standard">
      <style:paragraph-properties fo:text-align="end" style:justify-single-word="false"/>
      <style:text-properties officeooo:rsid="001cb080" officeooo:paragraph-rsid="002d171c"/>
    </style:style>
    <style:style style:name="P5" style:family="paragraph" style:parent-style-name="Standard">
      <style:text-properties fo:font-weight="normal" officeooo:rsid="001c2e69" officeooo:paragraph-rsid="001c2e69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rsid="0028cc39" officeooo:paragraph-rsid="0028cc39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31c22" officeooo:paragraph-rsid="0031ca52"/>
    </style:style>
    <style:style style:name="P8" style:family="paragraph" style:parent-style-name="Standard" style:list-style-name="L2">
      <style:paragraph-properties fo:text-align="end" style:justify-single-word="false"/>
      <style:text-properties officeooo:rsid="001cb080" officeooo:paragraph-rsid="001cb080"/>
    </style:style>
    <style:style style:name="P9" style:family="paragraph" style:parent-style-name="Standard">
      <style:paragraph-properties fo:text-align="end" style:justify-single-word="false"/>
      <style:text-properties officeooo:rsid="001cb080" officeooo:paragraph-rsid="002d171c"/>
    </style:style>
    <style:style style:name="P10" style:family="paragraph" style:parent-style-name="Standard">
      <style:text-properties officeooo:rsid="001cb080" officeooo:paragraph-rsid="001cb080"/>
    </style:style>
    <style:style style:name="P11" style:family="paragraph" style:parent-style-name="Standard">
      <style:paragraph-properties fo:text-align="center" style:justify-single-word="false"/>
      <style:text-properties officeooo:rsid="003a32d1" officeooo:paragraph-rsid="003a32d1"/>
    </style:style>
    <style:style style:name="P12" style:family="paragraph" style:parent-style-name="Standard" style:list-style-name="L1">
      <style:text-properties officeooo:rsid="003a32d1" officeooo:paragraph-rsid="003a32d1"/>
    </style:style>
    <style:style style:name="P13" style:family="paragraph" style:parent-style-name="Standard">
      <style:paragraph-properties fo:text-align="center" style:justify-single-word="false"/>
      <style:text-properties officeooo:paragraph-rsid="003a32d1"/>
    </style:style>
    <style:style style:name="P14" style:family="paragraph" style:parent-style-name="Standard" style:list-style-name="L1">
      <style:text-properties officeooo:rsid="003bcef9" officeooo:paragraph-rsid="003bcef9"/>
    </style:style>
    <style:style style:name="P15" style:family="paragraph" style:parent-style-name="Standard" style:list-style-name="L2">
      <style:text-properties officeooo:rsid="003bcef9" officeooo:paragraph-rsid="003bcef9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3a32d1" officeooo:paragraph-rsid="003a32d1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3a32d1" officeooo:paragraph-rsid="003a32d1"/>
    </style:style>
    <style:style style:name="T1" style:family="text">
      <style:text-properties officeooo:rsid="002eadb7"/>
    </style:style>
    <style:style style:name="T2" style:family="text">
      <style:text-properties officeooo:rsid="003a32d1"/>
    </style:style>
    <style:style style:name="T3" style:family="text">
      <style:text-properties officeooo:rsid="003bce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UMEN EJECUTIVO</text:p>
      <text:p text:style-name="P2">UNIVERSIDAD NACIONAL MAYOR DE SAN MARCOS</text:p>
      <text:p text:style-name="P2">Facultad de Ciencias Físicas</text:p>
      <text:p text:style-name="P2">Director de la E.P. de Ingeniería Mecánica de Fluidos</text:p>
      <text:p text:style-name="P11">Dr. Carlos Carbonel</text:p>
      <text:p text:style-name="P1"/>
      <text:p text:style-name="P2"/>
      <text:p text:style-name="P6">Asesor</text:p>
      <text:p text:style-name="P13"><text:span text:style-name="T2">Msc. Emanuel Jesus Guzman Zorrilla</text:span></text:p>
      <text:p text:style-name="P2">Autor de Tesis:</text:p>
      <text:p text:style-name="P2"><text:tab/>Jhon Gesell Villanueva Portella</text:p>
      <text:p text:style-name="P1"/>
      <text:p text:style-name="P2">TESIS</text:p>
      <text:p text:style-name="P1"/>
      <text:p text:style-name="P5">Descripción del problema:</text:p>
      <text:p text:style-name="P1"/>
      <text:p text:style-name="P16">Las líneas de costa de la zona norte y centro del Perú sufren modificaciones de forma permanente y son en las épocas del fenómeno de El Niño ya que esto afecta directamente al aumento del caudal de los ríos y con ello aumenta la erosión de las cuencas, trayendo con el flujo del río mucho material en suspensión que se termina sedimentando y creando playas en algunos casos y según la geomorfología erosión afectando directamente a las ciudades y centros poblados.</text:p>
      <text:p text:style-name="P7"/>
      <text:p text:style-name="P1">Antecedente de la investigación:</text:p>
      <text:p text:style-name="P17">Se han identificado sistemas de almacenamiento de las imágenes satelitales, aunque la automatización de estos mediante técnicas computacionales que combinen la teoría de mecánica de fluidos (hidráulica marítima, hidrología y programación) agregando inteligencia artificial aplicado al procesamiento de imágenes es algo que está aún ausente.</text:p>
      <text:p text:style-name="P3"/>
      <text:p text:style-name="P3">Objetivo de la Investigación:</text:p>
      <text:list xml:id="list709604775" text:style-name="L1">
        <text:list-item>
          <text:p text:style-name="P12">Identificar una metodología que guíe el proceso de identificación de erosión y sedimentación mediante la observación de imágenes satelitales de alta resolución a lo largo de la línea del tiempo.</text:p>
        </text:list-item>
        <text:list-item>
          <text:p text:style-name="P14">Desarrollar un programa computacional que pueda procesar imagenes satelitales y mediante la inteligencia artificial pueda identificar la tendencia de la línea de costa.</text:p>
        </text:list-item>
        <text:list-item>
          <text:p text:style-name="P14">Crear un software GUI de descarga directa para el público general.</text:p>
        </text:list-item>
      </text:list>
      <text:p text:style-name="P3"/>
      <text:p text:style-name="P3">Justificación:</text:p>
      <text:list xml:id="list1153469457" text:style-name="L2">
        <text:list-item>
          <text:p text:style-name="P15">Crear una metodología que defina el procesamiento de imágenes ayuda al profesional para trabajar con imágenes satelitales.</text:p>
        </text:list-item>
        <text:list-item>
          <text:p text:style-name="P15">Crear una herramienta de acceso abierto para la comunidad para el entendimiento del fenómeno de El Niño.</text:p>
          <text:p text:style-name="P8"/>
        </text:list-item>
      </text:list>
      <text:p text:style-name="P4"/>
      <text:p text:style-name="P4">Lima, <text:span text:style-name="T1">02</text:span> de <text:span text:style-name="T3">julio</text:span> de 20<text:span text:style-name="T3">2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3:46:17.018350904</meta:creation-date>
    <dc:date>2020-07-02T17:57:18.896492328</dc:date>
    <meta:editing-duration>PT4H32M58S</meta:editing-duration>
    <meta:editing-cycles>13</meta:editing-cycles>
    <meta:generator>LibreOffice/6.0.7.3$Linux_X86_64 LibreOffice_project/00m0$Build-3</meta:generator>
    <dc:creator>Jhon Gesell Villanueva Portella</dc:creator>
    <meta:printed-by>Jhon Gesell Villanueva Portella</meta:printed-by>
    <meta:print-date>2019-03-20T14:24:08.758598993</meta:print-date>
    <meta:document-statistic meta:table-count="0" meta:image-count="0" meta:object-count="0" meta:page-count="1" meta:paragraph-count="23" meta:word-count="286" meta:character-count="1839" meta:non-whitespace-character-count="1580"/>
  </office:meta>
</office:document-meta>
</file>